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c8d4"/>
    </style:style>
    <style:style style:name="P2" style:family="paragraph" style:parent-style-name="Standard">
      <style:text-properties officeooo:paragraph-rsid="000d8c03"/>
    </style:style>
    <style:style style:name="P3" style:family="paragraph" style:parent-style-name="Standard">
      <style:text-properties officeooo:rsid="00160826" officeooo:paragraph-rsid="000d8c03"/>
    </style:style>
    <style:style style:name="P4" style:family="paragraph" style:parent-style-name="Standard">
      <style:text-properties officeooo:paragraph-rsid="000f7ac0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cc8d4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d8c03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f7ac0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fb55b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109816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11de7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134559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14cdf3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0d8c03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8978b" officeooo:paragraph-rsid="000d8c03" style:font-size-asian="9pt" style:font-weight-asian="normal" style:font-name-complex="Arial-BoldMT1" style:font-size-complex="9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0fb55b" style:font-size-asian="9pt" style:font-weight-asian="bold" style:font-name-complex="Arial-BoldMT1" style:font-size-complex="9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1de7d" style:font-size-asian="9pt" style:font-weight-asian="bold" style:font-name-complex="Arial-BoldMT1" style:font-size-complex="9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34559" style:font-size-asian="9pt" style:font-weight-asian="bold" style:font-name-complex="Arial-BoldMT1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0d8c03" style:font-size-asian="9pt" style:font-weight-asian="bold" style:font-name-complex="Arial-BoldMT1" style:font-size-complex="9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0f7ac0" style:font-size-asian="9pt" style:font-weight-asian="bold" style:font-name-complex="Arial-BoldMT1" style:font-size-complex="9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09816" style:font-size-asian="9pt" style:font-weight-asian="bold" style:font-name-complex="Arial-BoldMT1" style:font-size-complex="9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MT" fo:font-size="9pt" fo:font-weight="bold" officeooo:paragraph-rsid="00109816" style:font-size-asian="9pt" style:font-weight-asian="bold" style:font-name-complex="ArialMT1" style:font-size-complex="9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0d8c03" style:font-size-asian="9pt" style:font-name-complex="ArialMT1" style:font-size-complex="9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paragraph-rsid="00109816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officeooo:paragraph-rsid="0011de7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officeooo:paragraph-rsid="0014cdf3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officeooo:paragraph-rsid="000f7ac0"/>
    </style:style>
    <style:style style:name="P27" style:family="paragraph" style:parent-style-name="Standard">
      <style:text-properties style:font-name="Arial-BoldMT" fo:font-size="9pt" fo:font-weight="bold" officeooo:paragraph-rsid="00109816" style:font-size-asian="9pt" style:font-weight-asian="bold" style:font-name-complex="Arial-BoldMT1" style:font-size-complex="9pt" style:font-weight-complex="bold"/>
    </style:style>
    <style:style style:name="P28" style:family="paragraph" style:parent-style-name="Standard">
      <style:text-properties officeooo:paragraph-rsid="000cc8d4"/>
    </style:style>
    <style:style style:name="P29" style:family="paragraph" style:parent-style-name="Standard">
      <style:text-properties officeooo:paragraph-rsid="000d8c03"/>
    </style:style>
    <style:style style:name="T1" style:family="text">
      <style:text-properties style:font-name="Arial-BoldMT" fo:font-size="9pt" fo:font-weight="bold" style:font-size-asian="9pt" style:font-weight-asian="bold" style:font-name-complex="Arial-BoldMT1" style:font-size-complex="9pt" style:font-weight-complex="bold"/>
    </style:style>
    <style:style style:name="T2" style:family="text">
      <style:text-properties style:font-name="ArialMT" fo:font-size="9pt" style:font-size-asian="9pt" style:font-name-complex="ArialMT1" style:font-size-complex="9pt"/>
    </style:style>
    <style:style style:name="T3" style:family="text">
      <style:text-properties style:font-name="ArialMT" fo:font-size="9pt" fo:font-weight="bold" style:font-size-asian="9pt" style:font-weight-asian="bold" style:font-name-complex="ArialMT1" style:font-size-complex="9pt" style:font-weight-complex="bold"/>
    </style:style>
    <style:style style:name="T4" style:family="text">
      <style:text-properties officeooo:rsid="00160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4">Lección Comando DOS</text:span></text:p>
      <text:p text:style-name="P2"/>
      <text:p text:style-name="P3">Nombre:</text:p>
      <text:p text:style-name="P3">Paralelo:</text:p>
      <text:p text:style-name="P3">Fecha: </text:p>
      <text:p text:style-name="Standard"/>
      <text:p text:style-name="P13">1) Complete la función y sintaxis de los siguientes comandos:</text:p>
      <text:p text:style-name="Standard"/>
      <text:p text:style-name="Standard"/>
      <text:p text:style-name="P5"><text:span text:style-name="T1">Comando</text:span><text:span text:style-name="T2">: DEFRAG</text:span></text:p>
      <text:p text:style-name="P5"><text:span text:style-name="T1">Función</text:span><text:span text:style-name="T2">: </text:span></text:p>
      <text:p text:style-name="P1"/>
      <text:p text:style-name="P1"><text:span text:style-name="T1">Sintaxis</text:span><text:span text:style-name="T2">: </text:span></text:p>
      <text:p text:style-name="P1"/>
      <text:p text:style-name="P1"/>
      <text:p text:style-name="P6"><text:span text:style-name="T1">Comando</text:span><text:span text:style-name="T2">: SCANDISK</text:span></text:p>
      <text:p text:style-name="P6"><text:span text:style-name="T1">Función</text:span><text:span text:style-name="T2">: </text:span></text:p>
      <text:p text:style-name="P2"/>
      <text:p text:style-name="P2"><text:span text:style-name="T1">Sintaxis</text:span><text:span text:style-name="T2">: </text:span></text:p>
      <text:p text:style-name="P2"/>
      <text:p text:style-name="P2"/>
      <text:p text:style-name="P2"/>
      <text:p text:style-name="P8"><text:span text:style-name="T1">Comando: </text:span><text:span text:style-name="T2">TIME</text:span></text:p>
      <text:p text:style-name="P15">Función: </text:p>
      <text:p text:style-name="P9"/>
      <text:p text:style-name="P9"><text:span text:style-name="T1">Sintaxis</text:span><text:span text:style-name="T3">:</text:span></text:p>
      <text:p text:style-name="P9"/>
      <text:p text:style-name="P9"/>
      <text:p text:style-name="P10"><text:span text:style-name="T1">Comando: </text:span><text:span text:style-name="T2">ERASE</text:span></text:p>
      <text:p text:style-name="P16">Función: </text:p>
      <text:p text:style-name="P10"/>
      <text:p text:style-name="P10"><text:span text:style-name="T1">Sintaxis</text:span><text:span text:style-name="T3">:</text:span></text:p>
      <text:p text:style-name="P16"/>
      <text:p text:style-name="P9"/>
      <text:p text:style-name="P11"><text:span text:style-name="T1">Comando: </text:span><text:span text:style-name="T2">EDIT</text:span></text:p>
      <text:p text:style-name="P17">Función: </text:p>
      <text:p text:style-name="P12"/>
      <text:p text:style-name="P12"><text:span text:style-name="T1">Sintaxis</text:span><text:span text:style-name="T3">:</text:span></text:p>
      <text:p text:style-name="P21"/>
      <text:p text:style-name="P2"/>
      <text:p text:style-name="P14">2) Complete el nombre del comando por función dada las siguientes funciones:</text:p>
      <text:p text:style-name="P2"/>
      <text:p text:style-name="P18">Comando:</text:p>
      <text:p text:style-name="P6"><text:span text:style-name="T1">Función: </text:span><text:span text:style-name="T2">Muestra ó establece la fecha del sistema. En una línea posterior nos facilita la posibilidad de</text:span></text:p>
      <text:p text:style-name="P22">cambiar la configuración de la fecha del sistema. </text:p>
      <text:p text:style-name="P2"/>
      <text:p text:style-name="P6"><text:span text:style-name="T1">Comando</text:span><text:span text:style-name="T2">: </text:span></text:p>
      <text:p text:style-name="P6"><text:span text:style-name="T1">Función: </text:span><text:span text:style-name="T2">Limpia la pantalla, sólo queda el directorio en el que nos encontrábamos situado en la parte superior de la pantalla.</text:span></text:p>
      <text:p text:style-name="P2"/>
      <text:p text:style-name="P19">Comando: </text:p>
      <text:p text:style-name="P7"><text:span text:style-name="T1">Función: </text:span><text:span text:style-name="T2">Comprueba el estado de un disco o disquete correspondiente a la unidad introducida como parámetro y muestra un informe de su estado.</text:span></text:p>
      <text:p text:style-name="P4"/>
      <text:p text:style-name="P19">Comando: </text:p>
      <text:p text:style-name="P7"><text:span text:style-name="T1">Función: </text:span><text:span text:style-name="T2">Visualiza o modifica los atributos de un fichero.</text:span></text:p>
      <text:p text:style-name="P7"/>
      <text:p text:style-name="P20">Comando: </text:p>
      <text:p text:style-name="P9"><text:span text:style-name="T1">Función: </text:span><text:span text:style-name="T2">Ver el contenido de archivos de texto, haciendo un listado (no permite el uso de comodines)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0:10:53.078721091</meta:creation-date>
    <dc:date>2015-05-26T00:13:37.896758755</dc:date>
    <meta:editing-duration>PT28M22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48" meta:character-count="971" meta:non-whitespace-character-count="838"/>
  </office:meta>
</office:document-meta>
</file>